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008000" style:font-name="Consolas" fo:font-size="9.5pt" style:font-name-asian="Consolas" style:font-size-asian="9.5pt" style:font-name-complex="Consolas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ublic</text:span><text:span text:style-name="T2"> </text:span><text:span text:style-name="T1">void</text:span><text:span text:style-name="T2"> Receive_Command_Handler(</text:span><text:span text:style-name="T3">CM</text:span><text:span text:style-name="T2">.</text:span><text:span text:style-name="T3">COMMAND</text:span><text:span text:style-name="T2"> command_option)</text:span></text:p>
      <text:p text:style-name="P2"><text:s text:c="8"/>{</text:p>
      <text:p text:style-name="P1"><text:span text:style-name="T2"><text:s text:c="12"/></text:span><text:span text:style-name="T1">byte</text:span><text:span text:style-name="T2">[] myReadBuffer = </text:span><text:span text:style-name="T1">new</text:span><text:span text:style-name="T2"> </text:span><text:span text:style-name="T1">byte</text:span><text:span text:style-name="T2">[1024];</text:span></text:p>
      <text:p text:style-name="P1"><text:span text:style-name="T2"><text:s text:c="12"/></text:span><text:span text:style-name="T1">int</text:span><text:span text:style-name="T2"> numBytesRead = 0;</text:span></text:p>
      <text:p text:style-name="P1"><text:span text:style-name="T2"><text:s text:c="12"/></text:span><text:span text:style-name="T4">//int count = 0;</text:span></text:p>
      <text:p text:style-name="P1"><text:span text:style-name="T2"><text:s text:c="12"/></text:span><text:span text:style-name="T3">MemoryStream</text:span><text:span text:style-name="T2"> ms = </text:span><text:span text:style-name="T1">new</text:span><text:span text:style-name="T2"> </text:span><text:span text:style-name="T3">MemoryStream</text:span><text:span text:style-name="T2">();</text:span></text:p>
      <text:p text:style-name="P1"><text:span text:style-name="T2"><text:s text:c="12"/></text:span><text:span text:style-name="T1">do</text:span></text:p>
      <text:p text:style-name="P2"><text:s text:c="12"/>{</text:p>
      <text:p text:style-name="P1"><text:span text:style-name="T2"><text:s text:c="16"/></text:span><text:span text:style-name="T1">try</text:span></text:p>
      <text:p text:style-name="P2"><text:s text:c="16"/>{</text:p>
      <text:p text:style-name="P1"><text:span text:style-name="T2"><text:s text:c="20"/></text:span><text:span text:style-name="T4">//numBytesRead = stream.Read(myReadBuffer, 0, myReadBuffer.Length);</text:span></text:p>
      <text:p text:style-name="P2"><text:s text:c="20"/>ms.Write(myReadBuffer, 0, numBytesRead);</text:p>
      <text:p text:style-name="P2"><text:s text:c="16"/>}</text:p>
      <text:p text:style-name="P1"><text:span text:style-name="T2"><text:s text:c="16"/></text:span><text:span text:style-name="T1">catch</text:span><text:span text:style-name="T2"> (</text:span><text:span text:style-name="T3">IOException</text:span><text:span text:style-name="T2"> ex)</text:span></text:p>
      <text:p text:style-name="P2"><text:s text:c="16"/>{</text:p>
      <text:p text:style-name="P1"><text:span text:style-name="T2"><text:s text:c="20"/></text:span><text:span text:style-name="T1">var</text:span><text:span text:style-name="T2"> socketExept = ex.InnerException </text:span><text:span text:style-name="T1">as</text:span><text:span text:style-name="T2"> </text:span><text:span text:style-name="T3">SocketException</text:span><text:span text:style-name="T2">;</text:span></text:p>
      <text:p text:style-name="P1"><text:span text:style-name="T2"><text:s text:c="20"/></text:span><text:span text:style-name="T1">if</text:span><text:span text:style-name="T2"> (socketExept == </text:span><text:span text:style-name="T1">null</text:span><text:span text:style-name="T2"> || socketExept.ErrorCode != 10060)</text:span></text:p>
      <text:p text:style-name="P1"><text:span text:style-name="T2"><text:s text:c="24"/></text:span><text:span text:style-name="T4">// if it's not the "expected" exception, let's not hide the error</text:span></text:p>
      <text:p text:style-name="P1"><text:span text:style-name="T2"><text:s text:c="24"/></text:span><text:span text:style-name="T1">throw</text:span><text:span text:style-name="T2"> ex;</text:span></text:p>
      <text:p text:style-name="P1"><text:span text:style-name="T2"><text:s text:c="20"/></text:span><text:span text:style-name="T4">// if it is the receive timeout, then reading ended</text:span></text:p>
      <text:p text:style-name="P2"><text:s text:c="20"/>numBytesRead = 0;</text:p>
      <text:p text:style-name="P2"><text:s text:c="16"/>}</text:p>
      <text:p text:style-name="P1"><text:span text:style-name="T2"><text:s text:c="12"/>} </text:span><text:span text:style-name="T1">while</text:span><text:span text:style-name="T2"> (numBytesRead &gt; 0);</text:span></text:p>
      <text:p text:style-name="P2"/>
      <text:p text:style-name="P1"><text:span text:style-name="T2"><text:s text:c="12"/></text:span><text:span text:style-name="T1">int</text:span><text:span text:style-name="T2"> found_ucast = IndexOfByte(ms.ToArray(), ucast_header) - 2;</text:span></text:p>
      <text:p text:style-name="P1"><text:span text:style-name="T2"><text:s text:c="12"/></text:span><text:span text:style-name="T1">if</text:span><text:span text:style-name="T2"> (found_ucast &gt; 0)</text:span></text:p>
      <text:p text:style-name="P2"><text:s text:c="12"/>{</text:p>
      <text:p text:style-name="P1"><text:span text:style-name="T2"><text:s text:c="16"/></text:span><text:span text:style-name="T1">byte</text:span><text:span text:style-name="T2">[] data = ms.ToArray().Skip(found_ucast).ToArray();</text:span></text:p>
      <text:p text:style-name="P1"><text:span text:style-name="T2"><text:s text:c="16"/></text:span><text:span text:style-name="T3">UInt16</text:span><text:span text:style-name="T2"> num_ucast, last_ucast, len_block;</text:span></text:p>
      <text:p text:style-name="P1"><text:span text:style-name="T2"><text:s text:c="16"/></text:span><text:span text:style-name="T3">UInt16</text:span><text:span text:style-name="T2"> idx, len_stream;</text:span></text:p>
      <text:p text:style-name="P2"><text:s text:c="16"/>idx = 0;</text:p>
      <text:p text:style-name="P1"><text:span text:style-name="T2"><text:s text:c="16"/>len_stream = (</text:span><text:span text:style-name="T1">ushort</text:span><text:span text:style-name="T2">)data.Length;</text:span></text:p>
      <text:p text:style-name="P1"><text:span text:style-name="T2"><text:s text:c="16"/>num_ucast = (</text:span><text:span text:style-name="T1">ushort</text:span><text:span text:style-name="T2">)(len_stream / (</text:span><text:span text:style-name="T1">ushort</text:span><text:span text:style-name="T2">)</text:span><text:span text:style-name="T3">CM</text:span><text:span text:style-name="T2">.</text:span><text:span text:style-name="T3">LENGTH</text:span><text:span text:style-name="T2">.MAX_SIZE_ZIGBEE_BLOCK);</text:span></text:p>
      <text:p text:style-name="P1"><text:span text:style-name="T2"><text:s text:c="16"/>last_ucast = (</text:span><text:span text:style-name="T1">ushort</text:span><text:span text:style-name="T2">)(len_stream % (</text:span><text:span text:style-name="T1">ushort</text:span><text:span text:style-name="T2">)</text:span><text:span text:style-name="T3">CM</text:span><text:span text:style-name="T2">.</text:span><text:span text:style-name="T3">LENGTH</text:span><text:span text:style-name="T2">.MAX_SIZE_ZIGBEE_BLOCK);</text:span></text:p>
      <text:p text:style-name="P1"><text:span text:style-name="T2"><text:s text:c="16"/></text:span><text:span text:style-name="T1">if</text:span><text:span text:style-name="T2"> (last_ucast &gt; 0)</text:span></text:p>
      <text:p text:style-name="P2"><text:s text:c="20"/>num_ucast += 1;</text:p>
      <text:p text:style-name="P1"><text:span text:style-name="T2"><text:s text:c="16"/>len_block = (</text:span><text:span text:style-name="T1">ushort</text:span><text:span text:style-name="T2">)</text:span><text:span text:style-name="T3">CM</text:span><text:span text:style-name="T2">.</text:span><text:span text:style-name="T3">LENGTH</text:span><text:span text:style-name="T2">.MAX_SIZE_ZIGBEE_BLOCK;</text:span></text:p>
      <text:p text:style-name="P1"><text:span text:style-name="T2"><text:s text:c="16"/></text:span><text:span text:style-name="T1">for</text:span><text:span text:style-name="T2"> (</text:span><text:span text:style-name="T1">int</text:span><text:span text:style-name="T2"> i = 0; i &lt; num_ucast; i++)</text:span></text:p>
      <text:p text:style-name="P2"><text:s text:c="16"/>{</text:p>
      <text:p text:style-name="P1"><text:span text:style-name="T2"><text:s text:c="20"/></text:span><text:span text:style-name="T1">if</text:span><text:span text:style-name="T2"> (i == num_ucast - 1)</text:span></text:p>
      <text:p text:style-name="P2"><text:s text:c="20"/>{</text:p>
      <text:p text:style-name="P1"><text:span text:style-name="T2"><text:s text:c="24"/></text:span><text:span text:style-name="T1">if</text:span><text:span text:style-name="T2"> (last_ucast &gt; 0)</text:span></text:p>
      <text:p text:style-name="P2"><text:s text:c="28"/>len_block = last_ucast;</text:p>
      <text:p text:style-name="P2"><text:s text:c="20"/>}</text:p>
      <text:p text:style-name="P1"><text:span text:style-name="T2"><text:s text:c="20"/></text:span><text:span text:style-name="T1">byte</text:span><text:span text:style-name="T2">[] subframe_block = </text:span><text:span text:style-name="T1">new</text:span><text:span text:style-name="T2"> </text:span><text:span text:style-name="T1">byte</text:span><text:span text:style-name="T2">[len_block - 30];</text:span></text:p>
      <text:p text:style-name="P1"><text:span text:style-name="T2"><text:s text:c="20"/></text:span><text:span text:style-name="T3">Buffer</text:span><text:span text:style-name="T2">.BlockCopy(data, idx + 28, subframe_block, 0, subframe_block.Length);</text:span></text:p>
      <text:p text:style-name="P2"><text:s text:c="20"/>idx += len_block;</text:p>
      <text:p text:style-name="P1"><text:span text:style-name="T2"><text:s text:c="20"/></text:span><text:span text:style-name="T1">byte</text:span><text:span text:style-name="T2">[] meta_sub = </text:span><text:span text:style-name="T3">CM</text:span><text:span text:style-name="T2">.Decode_SubFrame(subframe_block, subframe_block.Length);</text:span></text:p>
      <text:p text:style-name="P2"><text:s text:c="20"/>byte_List.AddRange(meta_sub);</text:p>
      <text:p text:style-name="P2"><text:s text:c="16"/>}</text:p>
      <text:p text:style-name="P2"><text:s text:c="16"/>Data_Handler(command_option);</text:p>
      <text:p text:style-name="P2"><text:s text:c="12"/>}</text:p>
      <text:p text:style-name="P1"><text:span text:style-name="T2"><text:s text:c="12"/></text:span><text:span text:style-name="T1">else</text:span></text:p>
      <text:p text:style-name="P2"><text:s text:c="12"/>{</text:p>
      <text:p text:style-name="P1"><text:span text:style-name="T2"><text:s text:c="16"/></text:span><text:span text:style-name="T3">MessageBox</text:span><text:span text:style-name="T2">.Show(</text:span><text:span text:style-name="T3">Encoding</text:span><text:span text:style-name="T2">.ASCII.GetString(ms.ToArray()));</text:span></text:p>
      <text:p text:style-name="P2"><text:s text:c="12"/>}</text:p>
      <text:p text:style-name="P2"><text:s text:c="8"/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Quang Do</meta:initial-creator>
    <meta:creation-date>2016-10-09T14:11:38.09</meta:creation-date>
    <meta:document-statistic meta:table-count="0" meta:image-count="0" meta:object-count="0" meta:page-count="1" meta:paragraph-count="56" meta:word-count="192" meta:character-count="2421"/>
    <dc:date>2016-10-10T00:32:26.11</dc:date>
    <dc:creator>Quang Do</dc:creator>
    <meta:editing-duration>PT10H5M36S</meta:editing-duration>
    <meta:editing-cycles>1</meta:editing-cycles>
    <meta:generator>OpenOffice/4.1.2$Win32 OpenOffice.org_project/412m3$Build-9782</meta:generator>
  </office:meta>
</office:document-meta>
</file>